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978cm"/>
    </style:style>
    <style:style style:name="co3" style:family="table-column">
      <style:table-column-properties fo:break-before="auto" style:column-width="5.452cm"/>
    </style:style>
    <style:style style:name="co4" style:family="table-column">
      <style:table-column-properties fo:break-before="auto" style:column-width="7.505cm"/>
    </style:style>
    <style:style style:name="co5" style:family="table-column">
      <style:table-column-properties fo:break-before="auto" style:column-width="6.821cm"/>
    </style:style>
    <style:style style:name="co6" style:family="table-column">
      <style:table-column-properties fo:break-before="auto" style:column-width="8.167cm"/>
    </style:style>
    <style:style style:name="co7" style:family="table-column">
      <style:table-column-properties fo:break-before="auto" style:column-width="8.308cm"/>
    </style:style>
    <style:style style:name="co8" style:family="table-column">
      <style:table-column-properties fo:break-before="auto" style:column-width="8.026cm"/>
    </style:style>
    <style:style style:name="co9" style:family="table-column">
      <style:table-column-properties fo:break-before="auto" style:column-width="11.354cm"/>
    </style:style>
    <style:style style:name="co10" style:family="table-column">
      <style:table-column-properties fo:break-before="auto" style:column-width="7.317cm"/>
    </style:style>
    <style:style style:name="co11" style:family="table-column">
      <style:table-column-properties fo:break-before="auto" style:column-width="7.412cm"/>
    </style:style>
    <style:style style:name="co12" style:family="table-column">
      <style:table-column-properties fo:break-before="auto" style:column-width="7.576cm"/>
    </style:style>
    <style:style style:name="co13" style:family="table-column">
      <style:table-column-properties fo:break-before="auto" style:column-width="5.546cm"/>
    </style:style>
    <style:style style:name="co14" style:family="table-column">
      <style:table-column-properties fo:break-before="auto" style:column-width="7.601cm"/>
    </style:style>
    <style:style style:name="co15" style:family="table-column">
      <style:table-column-properties fo:break-before="auto" style:column-width="6.114cm"/>
    </style:style>
    <style:style style:name="co16" style:family="table-column">
      <style:table-column-properties fo:break-before="auto" style:column-width="11.85cm"/>
    </style:style>
    <style:style style:name="co17" style:family="table-column">
      <style:table-column-properties fo:break-before="auto" style:column-width="7.553cm"/>
    </style:style>
    <style:style style:name="co18" style:family="table-column">
      <style:table-column-properties fo:break-before="auto" style:column-width="6.066cm"/>
    </style:style>
    <style:style style:name="co19" style:family="table-column">
      <style:table-column-properties fo:break-before="auto" style:column-width="6.514cm"/>
    </style:style>
    <style:style style:name="co20" style:family="table-column">
      <style:table-column-properties fo:break-before="auto" style:column-width="7.364cm"/>
    </style:style>
    <style:style style:name="co21" style:family="table-column">
      <style:table-column-properties fo:break-before="auto" style:column-width="9.89cm"/>
    </style:style>
    <style:style style:name="co22" style:family="table-column">
      <style:table-column-properties fo:break-before="auto" style:column-width="8.237cm"/>
    </style:style>
    <style:style style:name="co23" style:family="table-column">
      <style:table-column-properties fo:break-before="auto" style:column-width="8.001cm"/>
    </style:style>
    <style:style style:name="co24" style:family="table-column">
      <style:table-column-properties fo:break-before="auto" style:column-width="9.631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10.008cm"/>
    </style:style>
    <style:style style:name="co27" style:family="table-column">
      <style:table-column-properties fo:break-before="auto" style:column-width="5.807cm"/>
    </style:style>
    <style:style style:name="co28" style:family="table-column">
      <style:table-column-properties fo:break-before="auto" style:column-width="7.435cm"/>
    </style:style>
    <style:style style:name="co29" style:family="table-column">
      <style:table-column-properties fo:break-before="auto" style:column-width="7.86cm"/>
    </style:style>
    <style:style style:name="co30" style:family="table-column">
      <style:table-column-properties fo:break-before="auto" style:column-width="5.736cm"/>
    </style:style>
    <style:style style:name="co31" style:family="table-column">
      <style:table-column-properties fo:break-before="auto" style:column-width="7.955cm"/>
    </style:style>
    <style:style style:name="co32" style:family="table-column">
      <style:table-column-properties fo:break-before="auto" style:column-width="6.207cm"/>
    </style:style>
    <style:style style:name="co33" style:family="table-column">
      <style:table-column-properties fo:break-before="auto" style:column-width="7.01cm"/>
    </style:style>
    <style:style style:name="co34" style:family="table-column">
      <style:table-column-properties fo:break-before="auto" style:column-width="6.585cm"/>
    </style:style>
    <style:style style:name="co35" style:family="table-column">
      <style:table-column-properties fo:break-before="auto" style:column-width="6.184cm"/>
    </style:style>
    <style:style style:name="co36" style:family="table-column">
      <style:table-column-properties fo:break-before="auto" style:column-width="8.615cm"/>
    </style:style>
    <style:style style:name="co37" style:family="table-column">
      <style:table-column-properties fo:break-before="auto" style:column-width="7.08cm"/>
    </style:style>
    <style:style style:name="co38" style:family="table-column">
      <style:table-column-properties fo:break-before="auto" style:column-width="4.57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ro4" style:family="table-row">
      <style:table-row-properties style:row-height="0.2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 table:print="false">
        <table:table-column table:style-name="co1" table:number-columns-repeated="3" table:default-cell-style-name="Default"/>
        <table:table-column table:style-name="co1" table:number-columns-repeated="3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Justin Gatli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Richard Thompson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Asafa Powell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Mike Rodger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Kemarley Brown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Tyson Ga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Femi Ogunode</text:p>
          </table:table-cell>
          <table:table-cell office:value-type="string">
            <text:p>QAT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Jimmy Vicaut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Chijindu Ujah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Kim Collins</text:p>
          </table:table-cell>
          <table:table-cell office:value-type="string">
            <text:p>SK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Nesta Carter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Kemar Bailey-Cole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Trayvon Bromell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Nickel Ashmeade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imon Magakwe</text:p>
          </table:table-cell>
          <table:table-cell office:value-type="string">
            <text:p>R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Usain Bolt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Keston Bledman</text:p>
          </table:table-cell>
          <table:table-cell office:value-type="string">
            <text:p>TTO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rentavis Frida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ames Dasaolu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Antoine Adams</text:p>
          </table:table-cell>
          <table:table-cell office:value-type="string">
            <text:p>SKN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Justin Gatli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Warren Weir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Alonso Edward</text:p>
          </table:table-cell>
          <table:table-cell office:value-type="string">
            <text:p>PAN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Nickel Ashmeade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Isaac Makwala</text:p>
          </table:table-cell>
          <table:table-cell office:value-type="string">
            <text:p>BO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Dedric Duke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Adam Gemili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Rasheed Dwyer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Femi Ogunode</text:p>
          </table:table-cell>
          <table:table-cell office:value-type="string">
            <text:p>QAT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Antoine Adams</text:p>
          </table:table-cell>
          <table:table-cell office:value-type="string">
            <text:p>SKN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Christophe Lemaitre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Curtis Mitchell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Aaron Ernest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Sheldon Mitchell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Prezel Hardy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Aaron Brown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Carvin Nkanata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Wallace Spearm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Wayde van Niekerk</text:p>
          </table:table-cell>
          <table:table-cell office:value-type="string">
            <text:p>RSA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Rondel Sorrillo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Kirani James</text:p>
          </table:table-cell>
          <table:table-cell office:value-type="string">
            <text:p>GRN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LaShawn Merritt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Isaac Makwala</text:p>
          </table:table-cell>
          <table:table-cell office:value-type="string">
            <text:p>BOT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Deon Lendore</text:p>
          </table:table-cell>
          <table:table-cell office:value-type="string">
            <text:p>TTO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Wayde van Niekerk</text:p>
          </table:table-cell>
          <table:table-cell office:value-type="string">
            <text:p>R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Yousef Ahmed Masrahi</text:p>
          </table:table-cell>
          <table:table-cell office:value-type="string">
            <text:p>K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Luguelín Santos</text:p>
          </table:table-cell>
          <table:table-cell office:value-type="string">
            <text:p>DO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Gil Robert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Chris Brown</text:p>
          </table:table-cell>
          <table:table-cell office:value-type="string">
            <text:p>BAH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Martyn Rooney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Matthew Hudson-Smith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Lalonde Gordon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Pavel Maslák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Joshua Manc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Tony McQuay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LaToy Williams</text:p>
          </table:table-cell>
          <table:table-cell office:value-type="string">
            <text:p>BAH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Jarrin Solomon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Javon Francis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Kyle Clemon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Akheem Gauntlett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Nijel Amos</text:p>
          </table:table-cell>
          <table:table-cell office:value-type="string">
            <text:p>BOT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Pierre-Ambroise Bosse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Mohammed Aman</text:p>
          </table:table-cell>
          <table:table-cell office:value-type="string">
            <text:p>ETH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Ferguson Cheruiyot Rotich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David Lekuta Rudisha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Asbel Kiprop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Taoufik Makhloufi</text:p>
          </table:table-cell>
          <table:table-cell office:value-type="string">
            <text:p>ALG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Timothy Kitum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Ayanleh Souleiman</text:p>
          </table:table-cell>
          <table:table-cell office:value-type="string">
            <text:p>DJI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Yeimer López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Duane Solom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Alfred Kipketer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Adam Kszczot</text:p>
          </table:table-cell>
          <table:table-cell office:value-type="string">
            <text:p>POL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Marcin Lewandowski</text:p>
          </table:table-cell>
          <table:table-cell office:value-type="string">
            <text:p>POL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Musaeb Abdulrahman Balla</text:p>
          </table:table-cell>
          <table:table-cell office:value-type="string">
            <text:p>QAT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Abubaker Kaki</text:p>
          </table:table-cell>
          <table:table-cell office:value-type="string">
            <text:p>SUD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Abdulaziz Ladan Mohammed</text:p>
          </table:table-cell>
          <table:table-cell office:value-type="string">
            <text:p>KSA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Alexander Rowe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André Olivier</text:p>
          </table:table-cell>
          <table:table-cell office:value-type="string">
            <text:p>RSA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Job Koech Kinyor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Silas Kiplaga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Asbel Kiprop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Ronald Kwemo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Ayanleh Souleiman</text:p>
          </table:table-cell>
          <table:table-cell office:value-type="string">
            <text:p>DJI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Abdalaati Iguider</text:p>
          </table:table-cell>
          <table:table-cell office:value-type="string">
            <text:p>MA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Aman Wote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Nicholas Willis</text:p>
          </table:table-cell>
          <table:table-cell office:value-type="string">
            <text:p>NZL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Taoufik Makhloufi</text:p>
          </table:table-cell>
          <table:table-cell office:value-type="string">
            <text:p>ALG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James Kiplagat Magut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eonel Manzano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Matthew Centrowitz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Bethwell Birgen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Henrik Ingebrigtsen</text:p>
          </table:table-cell>
          <table:table-cell office:value-type="string">
            <text:p>NO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Vincent Kibet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Homiyu Tesfaye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Collins Chebo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Ilham Tanui Özbilen</text:p>
          </table:table-cell>
          <table:table-cell office:value-type="string">
            <text:p>TUR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Mekonnen Gebremedhin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ohan Cronje</text:p>
          </table:table-cell>
          <table:table-cell office:value-type="string">
            <text:p>RSA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adik Mikhou</text:p>
          </table:table-cell>
          <table:table-cell office:value-type="string">
            <text:p>MAR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uktar Edris</text:p>
          </table:table-cell>
          <table:table-cell office:value-type="string">
            <text:p>ETH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Thomas Pkemei Longosiwa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Caleb Mwangangi Ndiku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Edwin Cheruiyot So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Yenew Alamirew</text:p>
          </table:table-cell>
          <table:table-cell office:value-type="string">
            <text:p>ETH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Paul Kipngetich Tanu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Galen Rupp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Ben Tru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Hassan Mead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awi Lalang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Albert Kibichii Rop</text:p>
          </table:table-cell>
          <table:table-cell office:value-type="string">
            <text:p>BRN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Augustine Kiprono Choge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Bernard Lagat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Hagos Gebrhiwet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Isiah Kiplangat Koech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John Kipkoech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Lopez Lomong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Chris Derrick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Evan Jager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Berhanu Leges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Galen Rupp</text:p>
          </table:table-cell>
          <table:table-cell office:value-type="string">
            <text:p>USA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Paul Kipngetich Tanu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Bedan Karoki Muchir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Stephen Sambu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Leonard Barsoton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Emmanuel Kipkemei Bett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James Mwang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William Malel Sitonik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Edward Waweru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Karemi Jeremiah Thuku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Kenneth Kiprop Kipkemo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El Hassan Elabbassi</text:p>
          </table:table-cell>
          <table:table-cell office:value-type="string">
            <text:p>BR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Juan Luis Barrios</text:p>
          </table:table-cell>
          <table:table-cell office:value-type="string">
            <text:p>MEX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Cameron Levins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Million Zewdi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Bashir Abdi</text:p>
          </table:table-cell>
          <table:table-cell office:value-type="string">
            <text:p>BEL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Daniele Meucci</text:p>
          </table:table-cell>
          <table:table-cell office:value-type="string">
            <text:p>ITA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Bernard Kiman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adrack Kipchirchir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Patrick Muendo Mwaka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Dennis Kipruto Kimetto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Emmanuel Kipchirchir Muta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Eliud Kipchoge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Sammy Kirop Kitwara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Wilson Kipsang Kiprotich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Tsegaye Mekonnen</text:p>
          </table:table-cell>
          <table:table-cell office:value-type="string">
            <text:p>ETH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Dickson Kiptolo Chumba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Stanley Kipleting Biwott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Kenenisa Bekele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Markos Geneti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Getu Feleke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Girmay Birhanu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Abera Kum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Tadese Tola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Bernard Kiprop Koech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Tamirat Tola</text:p>
          </table:table-cell>
          <table:table-cell office:value-type="string">
            <text:p>ETH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Yacob Jarso</text:p>
          </table:table-cell>
          <table:table-cell office:value-type="string">
            <text:p>ETH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ilahun Regassa</text:p>
          </table:table-cell>
          <table:table-cell office:value-type="string">
            <text:p>ETH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Bernard Kiprop Kipyego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tephen Kwelio Chemlany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Jairus Kipchoge Birech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Mahiedine Mekhissi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Ezekiel Kembo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Brimin Kiprop Kiprut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Evan Jager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Paul Kipsiele Koech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Hillary Kipsang Yego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Conseslus Kipruto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Jonathan Muia Ndiku</text:p>
          </table:table-cell>
          <table:table-cell office:value-type="string">
            <text:p>KEN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Gilbert Kiplangat Kiru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Matthew Hughes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Hamid Ezzine</text:p>
          </table:table-cell>
          <table:table-cell office:value-type="string">
            <text:p>MAR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Bernard Mbugua Nganga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Brahim Taleb</text:p>
          </table:table-cell>
          <table:table-cell office:value-type="string">
            <text:p>MAR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Daniel Huling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Abel Kiprop Muta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Krystian Zalewski</text:p>
          </table:table-cell>
          <table:table-cell office:value-type="string">
            <text:p>POL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Clement Kemboi Kimutai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Barnabas Kipyego</text:p>
          </table:table-cell>
          <table:table-cell office:value-type="string">
            <text:p>KEN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Abubaker Ali Kamal</text:p>
          </table:table-cell>
          <table:table-cell office:value-type="string">
            <text:p>QAT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Hansle Parchment</text:p>
          </table:table-cell>
          <table:table-cell office:value-type="string">
            <text:p>JAM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Pascal Martinot-Lagarde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Ronnie Ash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Orlando Ortega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Sergey Shubenk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Aleec Harri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Devon Alle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William Sharman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Ryan Wil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Yordan L. O'Farrill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Andrew Riley</text:p>
          </table:table-cell>
          <table:table-cell office:value-type="string">
            <text:p>JAM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Wayne C. Davis II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David Oliv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Wenjun Xie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ane Brathwaite</text:p>
          </table:table-cell>
          <table:table-cell office:value-type="string">
            <text:p>BAR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Dimitri Bascou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Jeff Port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Aries Merritt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ason Richard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Balázs Baji</text:p>
          </table:table-cell>
          <table:table-cell office:value-type="string">
            <text:p>HUN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Javier Culson</text:p>
          </table:table-cell>
          <table:table-cell office:value-type="string">
            <text:p>PUR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Michael Tinsley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Cornel Fredericks</text:p>
          </table:table-cell>
          <table:table-cell office:value-type="string">
            <text:p>RSA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Kariem Hussein</text:p>
          </table:table-cell>
          <table:table-cell office:value-type="string">
            <text:p>SUI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Roxroy Cato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Rasmus Mägi</text:p>
          </table:table-cell>
          <table:table-cell office:value-type="string">
            <text:p>EST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Annsert Whyte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Andrés Silva</text:p>
          </table:table-cell>
          <table:table-cell office:value-type="string">
            <text:p>URU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Ashton Eat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Timofey Chalyy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Jehue Gordon</text:p>
          </table:table-cell>
          <table:table-cell office:value-type="string">
            <text:p>TTO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Bershawn Jack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Jeffery Gibson</text:p>
          </table:table-cell>
          <table:table-cell office:value-type="string">
            <text:p>BAH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Niall Flannery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Mamadou Kasse Hanne</text:p>
          </table:table-cell>
          <table:table-cell office:value-type="string">
            <text:p>SEN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Thomas Barr</text:p>
          </table:table-cell>
          <table:table-cell office:value-type="string">
            <text:p>IRL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Felix Sánchez</text:p>
          </table:table-cell>
          <table:table-cell office:value-type="string">
            <text:p>DOM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Cristian Morton</text:p>
          </table:table-cell>
          <table:table-cell office:value-type="string">
            <text:p>NGR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ohnny Dutch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Denis Kudryavtse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utaz Essa Barshim</text:p>
          </table:table-cell>
          <table:table-cell office:value-type="string">
            <text:p>QAT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Bohdan Bondarenko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Ivan Ukh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Derek Drouin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Andriy Protsenko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Erik Kynard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Dusty Jona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Mickael Hanany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Guowei Zhang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Daniil Tsyplako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Wojciech Theiner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Naoto Tobe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Yu Wang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Jaroslav Bába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Nick Ros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Jerron Robinson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Adónios Mástoras</text:p>
          </table:table-cell>
          <table:table-cell office:value-type="string">
            <text:p>GRE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Andrei Churyla</text:p>
          </table:table-cell>
          <table:table-cell office:value-type="string">
            <text:p>BLR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Marco Fassinotti</text:p>
          </table:table-cell>
          <table:table-cell office:value-type="string">
            <text:p>ITA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Aleksey Dmitrik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Renaud Lavillenie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Mark Holli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Piotr Lisek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Changrui Xue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Pawel Wojciechowski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Robert Sobera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Sam Kendrick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Michal Balner</text:p>
          </table:table-cell>
          <table:table-cell office:value-type="string">
            <text:p>CZE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Tobias Scherbarth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Thiago Braz da Silva</text:p>
          </table:table-cell>
          <table:table-cell office:value-type="string">
            <text:p>BRA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Kévin Ménaldo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Jan Kudlicka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Karsten Dilla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Fábio da Silva</text:p>
          </table:table-cell>
          <table:table-cell office:value-type="string">
            <text:p>BRA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Logan Cunningham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Daichi Sawano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teven Lewis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Colton Ross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Aleksandr Gripich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alte Mohr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Greg Rutherford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Christian Reif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Jinzhe Li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Jeff Henderson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Tyron Stewart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Salim Sdiri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Zarck Visser</text:p>
          </table:table-cell>
          <table:table-cell office:value-type="string">
            <text:p>RSA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Loúis Tsátoumas</text:p>
          </table:table-cell>
          <table:table-cell office:value-type="string">
            <text:p>GRE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Markus Rehm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uis Rivera</text:p>
          </table:table-cell>
          <table:table-cell office:value-type="string">
            <text:p>MEX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Christopher Tomlinson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Kafétien Gomis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Will Claye</text:p>
          </table:table-cell>
          <table:table-cell office:value-type="string">
            <text:p>USA</text:p>
          </table:table-cell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Godfrey Khotso Mokoena</text:p>
          </table:table-cell>
          <table:table-cell office:value-type="string">
            <text:p>RSA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Xinglong Gao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Higor Alves</text:p>
          </table:table-cell>
          <table:table-cell office:value-type="string">
            <text:p>BRA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Irving Saladino</text:p>
          </table:table-cell>
          <table:table-cell office:value-type="string">
            <text:p>PAN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Bradley Pickup</text:p>
          </table:table-cell>
          <table:table-cell office:value-type="string">
            <text:p>GBR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Mike Hartfield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Tomasz Jaszczuk</text:p>
          </table:table-cell>
          <table:table-cell office:value-type="string">
            <text:p>POL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Pedro Pablo Pichardo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Will Clay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Ernesto Revé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Christian Taylor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Benjamin Compaoré</text:p>
          </table:table-cell>
          <table:table-cell office:value-type="string">
            <text:p>FRA</text:p>
          </table:table-cell>
        </table:table-row>
        <table:table-row table:style-name="ro3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Godfrey Khotso Mokoena</text:p>
          </table:table-cell>
          <table:table-cell office:value-type="string">
            <text:p>RSA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Shuo Cao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Lyukman Adams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Samyr Laine</text:p>
          </table:table-cell>
          <table:table-cell office:value-type="string">
            <text:p>HAI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ázaro Martínez</text:p>
          </table:table-cell>
          <table:table-cell office:value-type="string">
            <text:p>CUB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Yordanis Durañona</text:p>
          </table:table-cell>
          <table:table-cell office:value-type="string">
            <text:p>DMA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Arpinder Singh</text:p>
          </table:table-cell>
          <table:table-cell office:value-type="string">
            <text:p>IND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Yoann Rapinier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Chris Benard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Chris Carter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Aleksey Fedor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Alexis Copello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Phillips Idowu</text:p>
          </table:table-cell>
          <table:table-cell office:value-type="string">
            <text:p>GBR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Omar Craddock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Nelson Évora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David Storl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Reese Hoffa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Alexandr Lesnoi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Ryan Crous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Ryan Whiting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Tomas Walsh</text:p>
          </table:table-cell>
          <table:table-cell office:value-type="string">
            <text:p>NZL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Borja Vivas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Marco Fortes</text:p>
          </table:table-cell>
          <table:table-cell office:value-type="string">
            <text:p>PO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Tomáš Stanek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Jan Marcell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Georgi Ivanov</text:p>
          </table:table-cell>
          <table:table-cell office:value-type="string">
            <text:p>BUL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Darlan Romani</text:p>
          </table:table-cell>
          <table:table-cell office:value-type="string">
            <text:p>BRA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Asmir Kolašinac</text:p>
          </table:table-cell>
          <table:table-cell office:value-type="string">
            <text:p>SRB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Jonathan Jone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Pavel Lyzhyn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Jacko Gill</text:p>
          </table:table-cell>
          <table:table-cell office:value-type="string">
            <text:p>NZL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tipe Žunic</text:p>
          </table:table-cell>
          <table:table-cell office:value-type="string">
            <text:p>CRO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Orazio Cremona</text:p>
          </table:table-cell>
          <table:table-cell office:value-type="string">
            <text:p>RSA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oslan Tsirikh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Ladislav Prášil</text:p>
          </table:table-cell>
          <table:table-cell office:value-type="string">
            <text:p>CZE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Piotr Malachowski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Robert Harting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Martin Maric</text:p>
          </table:table-cell>
          <table:table-cell office:value-type="string">
            <text:p>CRO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Daniel Ståhl</text:p>
          </table:table-cell>
          <table:table-cell office:value-type="string">
            <text:p>SWE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Fedrick Dacres</text:p>
          </table:table-cell>
          <table:table-cell office:value-type="string">
            <text:p>JAM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Martin Wierig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Jorge Y. Fernández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Andrew Evans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Gerd Kanter</text:p>
          </table:table-cell>
          <table:table-cell office:value-type="string">
            <text:p>EST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Andrius Gudžius</text:p>
          </table:table-cell>
          <table:table-cell office:value-type="string">
            <text:p>LTU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Philip Milanov</text:p>
          </table:table-cell>
          <table:table-cell office:value-type="string">
            <text:p>BEL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Daniel Jasinski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Benn Harradine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Victor Butenko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Zoltán Kövágó</text:p>
          </table:table-cell>
          <table:table-cell office:value-type="string">
            <text:p>HUN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Virgilijus Alekna</text:p>
          </table:table-cell>
          <table:table-cell office:value-type="string">
            <text:p>LTU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Robert Urbanek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Mario Pestano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Vikas Gowda</text:p>
          </table:table-cell>
          <table:table-cell office:value-type="string">
            <text:p>IND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Julian Wruck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Pawel Fajdek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Krisztián Pars</text:p>
          </table:table-cell>
          <table:table-cell office:value-type="string">
            <text:p>HUN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Mostafa Elgamel</text:p>
          </table:table-cell>
          <table:table-cell office:value-type="string">
            <text:p>EGY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Dilshod Nazarov</text:p>
          </table:table-cell>
          <table:table-cell office:value-type="string">
            <text:p>TJK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Pavel Kryvitski</text:p>
          </table:table-cell>
          <table:table-cell office:value-type="string">
            <text:p>BLR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Sergej Litvino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Marcel Lomnický</text:p>
          </table:table-cell>
          <table:table-cell office:value-type="string">
            <text:p>SVK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Quentin Bigot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Szymon Ziólkowski</text:p>
          </table:table-cell>
          <table:table-cell office:value-type="string">
            <text:p>POL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Serghei Marghiev</text:p>
          </table:table-cell>
          <table:table-cell office:value-type="string">
            <text:p>MDA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Olexiy Sokyrskiyy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David Söderberg</text:p>
          </table:table-cell>
          <table:table-cell office:value-type="string">
            <text:p>FIN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Primož Kozmus</text:p>
          </table:table-cell>
          <table:table-cell office:value-type="string">
            <text:p>SLO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Yury Shayunou</text:p>
          </table:table-cell>
          <table:table-cell office:value-type="string">
            <text:p>BLR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Conor McCullough</text:p>
          </table:table-cell>
          <table:table-cell office:value-type="string">
            <text:p>USA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Denis Lukyano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Yevhen Vynohradov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Pavel Bareisha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Markus Esser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iarhei Kalamoyets</text:p>
          </table:table-cell>
          <table:table-cell office:value-type="string">
            <text:p>BLR</text:p>
          </table:table-cell>
        </table:table-row>
        <table:table-row table:style-name="ro3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Ihab Abdelrahman El Sayed</text:p>
          </table:table-cell>
          <table:table-cell office:value-type="string">
            <text:p>EGY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Qinggang Zhao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Antti Ruuskanen</text:p>
          </table:table-cell>
          <table:table-cell office:value-type="string">
            <text:p>FIN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Thomas Röhler</text:p>
          </table:table-cell>
          <table:table-cell office:value-type="string">
            <text:p>GER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Vítezslav Veselý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Ryohei Ara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Tero Pitkämäki</text:p>
          </table:table-cell>
          <table:table-cell office:value-type="string">
            <text:p>FIN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Zigismunds Sirmais</text:p>
          </table:table-cell>
          <table:table-cell office:value-type="string">
            <text:p>LAT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Andreas Hofmann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Dmitri Tarabin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Keshorn Walcott</text:p>
          </table:table-cell>
          <table:table-cell office:value-type="string">
            <text:p>TTO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Petr Frydrych</text:p>
          </table:table-cell>
          <table:table-cell office:value-type="string">
            <text:p>CZE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Lassi Etelätalo</text:p>
          </table:table-cell>
          <table:table-cell office:value-type="string">
            <text:p>FIN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Patrik Zenúch</text:p>
          </table:table-cell>
          <table:table-cell office:value-type="string">
            <text:p>SVK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Lukasz Grzeszczuk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Julius Yeg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Kim Amb</text:p>
          </table:table-cell>
          <table:table-cell office:value-type="string">
            <text:p>SWE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im Glov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Ari Mannio</text:p>
          </table:table-cell>
          <table:table-cell office:value-type="string">
            <text:p>FIN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Ivan Zaytsev</text:p>
          </table:table-cell>
          <table:table-cell office:value-type="string">
            <text:p>UZB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Andrei Krauchanka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Kevin Mayer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Trey Harde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Ilya Shkurene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Eelco Sintnicolaas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Arthur Abele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Kai Kazmirek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Rico Freimuth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Yordani García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arbi Bourrada</text:p>
          </table:table-cell>
          <table:table-cell office:value-type="string">
            <text:p>ALG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Keisuke Ushiro</text:p>
          </table:table-cell>
          <table:table-cell office:value-type="string">
            <text:p>JPN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Damian Warner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Oleksiy Kasyanov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Pelle Rietveld</text:p>
          </table:table-cell>
          <table:table-cell office:value-type="string">
            <text:p>NED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Willem Coertzen</text:p>
          </table:table-cell>
          <table:table-cell office:value-type="string">
            <text:p>RSA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Gaël Quérin</text:p>
          </table:table-cell>
          <table:table-cell office:value-type="string">
            <text:p>FRA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ergey Svirido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homas van der Plaetsen</text:p>
          </table:table-cell>
          <table:table-cell office:value-type="string">
            <text:p>BEL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Maicel Uibo</text:p>
          </table:table-cell>
          <table:table-cell office:value-type="string">
            <text:p>EST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Garrett Scantling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Yusuke Suzuk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Eiki Takahash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Zelin Cai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Hyunsub Kim</text:p>
          </table:table-cell>
          <table:table-cell office:value-type="string">
            <text:p>KOR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Zhen Wang</text:p>
          </table:table-cell>
          <table:table-cell office:value-type="string">
            <text:p>CHN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Aleksandr Ivano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Nazar Kovalenko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Denis Strelk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Matej Tóth</text:p>
          </table:table-cell>
          <table:table-cell office:value-type="string">
            <text:p>SVK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Isamu Fujisaw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Omar Segura</text:p>
          </table:table-cell>
          <table:table-cell office:value-type="string">
            <text:p>MEX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Evan Dunfee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office:value-type="string">
            <text:p>Iñaki Gómez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office:value-type="string">
            <text:p>Benjamin Thorne</text:p>
          </table:table-cell>
          <table:table-cell office:value-type="string">
            <text:p>CAN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office:value-type="string">
            <text:p>Andrii Kovenko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1">
            <text:p>31</text:p>
          </table:table-cell>
          <table:table-cell office:value-type="string">
            <text:p>Takumi Saito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office:value-type="string">
            <text:p>Ding Chen</text:p>
          </table:table-cell>
          <table:table-cell office:value-type="string">
            <text:p>CH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office:value-type="string">
            <text:p>Caio Bonfim</text:p>
          </table:table-cell>
          <table:table-cell office:value-type="string">
            <text:p>BRA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office:value-type="string">
            <text:p>Koichiro Moriok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9">
            <text:p>39</text:p>
          </table:table-cell>
          <table:table-cell office:value-type="string">
            <text:p>Petr Trofim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41">
            <text:p>41</text:p>
          </table:table-cell>
          <table:table-cell office:value-type="string">
            <text:p>Hirooki Arai</text:p>
          </table:table-cell>
          <table:table-cell office:value-type="string">
            <text:p>JPN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43">
            <text:p>43</text:p>
          </table:table-cell>
          <table:table-cell office:value-type="string">
            <text:p>Kevin Campion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Yohann Diniz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Matej Tóth</text:p>
          </table:table-cell>
          <table:table-cell office:value-type="string">
            <text:p>SVK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Ivan Nosko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Mikhail Ryzh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Takayuki Tani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Hirooki Arai</text:p>
          </table:table-cell>
          <table:table-cell office:value-type="string">
            <text:p>JPN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Aleksandr Yargunkin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Jared Tallent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Horacio Nava</text:p>
          </table:table-cell>
          <table:table-cell office:value-type="string">
            <text:p>MEX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Takuya Yoshid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Yuki Yamazak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Ivan Banzeruk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Igor Glavan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Marco De Luca</text:p>
          </table:table-cell>
          <table:table-cell office:value-type="string">
            <text:p>ITA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Rafal Augustyn</text:p>
          </table:table-cell>
          <table:table-cell office:value-type="string">
            <text:p>POL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Roman Yevstifeyev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Jesús Ángel García</text:p>
          </table:table-cell>
          <table:table-cell office:value-type="string">
            <text:p>ESP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Alexey Bartsaykin</text:p>
          </table:table-cell>
          <table:table-cell office:value-type="string">
            <text:p>RUS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Oleksiy Kazanin</text:p>
          </table:table-cell>
          <table:table-cell office:value-type="string">
            <text:p>UKR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Zhendong Wang</text:p>
          </table:table-cell>
          <table:table-cell office:value-type="string">
            <text:p>CHN</text:p>
          </table:table-cell>
        </table:table-row>
      </table:table>
      <table:table table:name="1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Justin Gatli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Richard Thompson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Asafa Powell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Mike Rodger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Kemarley Brown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Tyson Gay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Femi Ogunode</text:p>
          </table:table-cell>
          <table:table-cell office:value-type="string">
            <text:p>Q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Jimmy Vicaut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Chijindu Ujah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Kim Collins</text:p>
          </table:table-cell>
          <table:table-cell office:value-type="string">
            <text:p>SK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Nesta Carter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Kemar Bailey-Cole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Trayvon Bromell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Nickel Ashmeade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imon Magakwe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Usain Bolt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Keston Bledman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rentavis Friday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ames Dasaolu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Antoine Adams</text:p>
          </table:table-cell>
          <table:table-cell office:value-type="string">
            <text:p>SKN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2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Justin Gatli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Warren Weir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Alonso Edward</text:p>
          </table:table-cell>
          <table:table-cell office:value-type="string">
            <text:p>P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Nickel Ashmeade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Isaac Makwala</text:p>
          </table:table-cell>
          <table:table-cell office:value-type="string">
            <text:p>BO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Dedric Duke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Adam Gemili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Rasheed Dwyer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Femi Ogunode</text:p>
          </table:table-cell>
          <table:table-cell office:value-type="string">
            <text:p>Q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Antoine Adams</text:p>
          </table:table-cell>
          <table:table-cell office:value-type="string">
            <text:p>SK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Christophe Lemaitre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Curtis Mitchell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Aaron Ernest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Sheldon Mitchell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Prezel Hardy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Aaron Brown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Carvin Nkanata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Wallace Spearmo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Wayde van Niekerk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Rondel Sorrillo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</table:table>
      <table:table table:name="4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Kirani James</text:p>
          </table:table-cell>
          <table:table-cell office:value-type="string">
            <text:p>GRN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LaShawn Merritt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Isaac Makwala</text:p>
          </table:table-cell>
          <table:table-cell office:value-type="string">
            <text:p>BOT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Deon Lendore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Wayde van Niekerk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Yousef Ahmed Masrahi</text:p>
          </table:table-cell>
          <table:table-cell office:value-type="string">
            <text:p>K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Luguelín Santos</text:p>
          </table:table-cell>
          <table:table-cell office:value-type="string">
            <text:p>DOM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Gil Robert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Chris Brown</text:p>
          </table:table-cell>
          <table:table-cell office:value-type="string">
            <text:p>BAH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Martyn Rooney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Matthew Hudson-Smith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Lalonde Gordon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Pavel Maslák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Joshua Mance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Tony McQuay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LaToy Williams</text:p>
          </table:table-cell>
          <table:table-cell office:value-type="string">
            <text:p>BAH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Jarrin Solomon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Javon Francis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Kyle Clemon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Akheem Gauntlett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</table:table>
      <table:table table:name="8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Nijel Amos</text:p>
          </table:table-cell>
          <table:table-cell office:value-type="string">
            <text:p>BO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Pierre-Ambroise Bosse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Mohammed Aman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Ferguson Cheruiyot Rotich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David Lekuta Rudisha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Asbel Kiprop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Taoufik Makhloufi</text:p>
          </table:table-cell>
          <table:table-cell office:value-type="string">
            <text:p>ALG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Timothy Kitum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Ayanleh Souleiman</text:p>
          </table:table-cell>
          <table:table-cell office:value-type="string">
            <text:p>DJI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Yeimer López</text:p>
          </table:table-cell>
          <table:table-cell office:value-type="string">
            <text:p>C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Duane Solomo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Alfred Kipketer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Adam Kszczot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Marcin Lewandowski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Musaeb Abdulrahman Balla</text:p>
          </table:table-cell>
          <table:table-cell office:value-type="string">
            <text:p>Q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Abubaker Kaki</text:p>
          </table:table-cell>
          <table:table-cell office:value-type="string">
            <text:p>SUD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Abdulaziz Ladan Mohammed</text:p>
          </table:table-cell>
          <table:table-cell office:value-type="string">
            <text:p>K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Alexander Rowe</text:p>
          </table:table-cell>
          <table:table-cell office:value-type="string">
            <text:p>A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André Olivier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Job Koech Kinyor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15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default-cell-style-name="ce1"/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Silas Kiplagat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Asbel Kiprop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Ronald Kwemo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Ayanleh Souleiman</text:p>
          </table:table-cell>
          <table:table-cell office:value-type="string">
            <text:p>DJI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Abdalaati Iguider</text:p>
          </table:table-cell>
          <table:table-cell office:value-type="string">
            <text:p>MA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Aman Wote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Nicholas Willis</text:p>
          </table:table-cell>
          <table:table-cell office:value-type="string">
            <text:p>NZL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Taoufik Makhloufi</text:p>
          </table:table-cell>
          <table:table-cell office:value-type="string">
            <text:p>ALG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James Kiplagat Magut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eonel Manzano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Matthew Centrowitz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Bethwell Birgen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Henrik Ingebrigtsen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Vincent Kibet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Homiyu Tesfaye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Collins Chebo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Ilham Tanui Özbilen</text:p>
          </table:table-cell>
          <table:table-cell office:value-type="string">
            <text:p>TUR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Mekonnen Gebremedhin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ohan Cronje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adik Mikhou</text:p>
          </table:table-cell>
          <table:table-cell office:value-type="string">
            <text:p>MAR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50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13" table:default-cell-style-name="ce1"/>
        <table:table-column table:style-name="co1" table:default-cell-style-name="ce1"/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uktar Edris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Thomas Pkemei Longosiwa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Caleb Mwangangi Ndiku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Edwin Cheruiyot So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Yenew Alamirew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Paul Kipngetich Tanu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Galen Rupp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Ben True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Hassan Mead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awi Lalang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Albert Kibichii Rop</text:p>
          </table:table-cell>
          <table:table-cell office:value-type="string">
            <text:p>BR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Augustine Kiprono Choge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Bernard Lagat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Hagos Gebrhiwet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Isiah Kiplangat Koech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John Kipkoech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Lopez Lomong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Chris Derrick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Evan Jager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Berhanu Legese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10000m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5" table:default-cell-style-name="ce1"/>
        <table:table-column table:style-name="co1" table:default-cell-style-name="ce1"/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Galen Rupp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Paul Kipngetich Tanu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Bedan Karoki Muchir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Stephen Sambu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Leonard Barsoton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Emmanuel Kipkemei Bett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James Mwang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William Malel Sitonik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Edward Waweru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Karemi Jeremiah Thuku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Kenneth Kiprop Kipkemo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El Hassan Elabbassi</text:p>
          </table:table-cell>
          <table:table-cell office:value-type="string">
            <text:p>BR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Juan Luis Barrios</text:p>
          </table:table-cell>
          <table:table-cell office:value-type="string">
            <text:p>MEX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Cameron Levins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Million Zewdie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Bashir Abdi</text:p>
          </table:table-cell>
          <table:table-cell office:value-type="string">
            <text:p>BEL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Daniele Meucci</text:p>
          </table:table-cell>
          <table:table-cell office:value-type="string">
            <text:p>ITA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Bernard Kiman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hadrack Kipchirchir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Patrick Muendo Mwaka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</table:table>
      <table:table table:name="Marathon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7" table:default-cell-style-name="ce1"/>
        <table:table-column table:style-name="co1" table:default-cell-style-name="ce1"/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Dennis Kipruto Kimetto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Emmanuel Kipchirchir Mutai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Eliud Kipchoge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Sammy Kirop Kitwara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Wilson Kipsang Kiprotich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Tsegaye Mekonnen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Dickson Kiptolo Chumba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Stanley Kipleting Biwott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Kenenisa Bekele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Markos Geneti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Getu Feleke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Girmay Birhanu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Abera Kuma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Tadese Tola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Bernard Kiprop Koech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Tamirat Tola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Yacob Jarso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ilahun Regassa</text:p>
          </table:table-cell>
          <table:table-cell office:value-type="string">
            <text:p>E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Bernard Kiprop Kipyego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tephen Kwelio Chemlany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</table:table>
      <table:table table:name="3000m Steeple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Jairus Kipchoge Birech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Mahiedine Mekhissi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Ezekiel Kembo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Brimin Kiprop Kiprut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Evan Jager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Paul Kipsiele Koech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Hillary Kipsang Yeg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Conseslus Kiprut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Jonathan Muia Ndiku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Gilbert Kiplangat Kiru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Matthew Hughes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Hamid Ezzine</text:p>
          </table:table-cell>
          <table:table-cell office:value-type="string">
            <text:p>MAR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Bernard Mbugua Nganga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Brahim Taleb</text:p>
          </table:table-cell>
          <table:table-cell office:value-type="string">
            <text:p>MAR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Daniel Huling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Abel Kiprop Muta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Krystian Zalewski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Clement Kemboi Kimutai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Barnabas Kipyego</text:p>
          </table:table-cell>
          <table:table-cell office:value-type="string">
            <text:p>KEN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Abubaker Ali Kamal</text:p>
          </table:table-cell>
          <table:table-cell office:value-type="string">
            <text:p>QAT</text:p>
          </table:table-cell>
        </table:table-row>
        <table:table-row table:style-name="ro1" table:number-rows-repeated="5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10m Hurdle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9" table:default-cell-style-name="ce1"/>
        <table:table-column table:style-name="co1" table:number-columns-repeated="2" table:default-cell-style-name="ce1"/>
        <table:table-column table:style-name="co20" table:default-cell-style-name="ce1"/>
        <table:table-column table:style-name="co1" table:default-cell-style-name="ce1"/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Hansle Parchment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Pascal Martinot-Lagarde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Ronnie Ash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Orlando Ortega</text:p>
          </table:table-cell>
          <table:table-cell office:value-type="string">
            <text:p>C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Sergey Shubenk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Aleec Harri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Devon Alle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William Sharman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Ryan Wilso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Yordan L. O'Farrill</text:p>
          </table:table-cell>
          <table:table-cell office:value-type="string">
            <text:p>C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Andrew Riley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Wayne C. Davis II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David Oliver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Wenjun Xie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Shane Brathwaite</text:p>
          </table:table-cell>
          <table:table-cell office:value-type="string">
            <text:p>BA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Dimitri Bascou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Jeff Porter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Aries Merritt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ason Richardso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Balázs Baji</text:p>
          </table:table-cell>
          <table:table-cell office:value-type="string">
            <text:p>HUN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400m Hurdle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1" table:default-cell-style-name="ce1"/>
        <table:table-column table:style-name="co1" table:number-columns-repeated="2" table:default-cell-style-name="ce1"/>
        <table:table-column table:style-name="co19" table:default-cell-style-name="ce1"/>
        <table:table-column table:style-name="co1" table:default-cell-style-name="ce1"/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Javier Culson</text:p>
          </table:table-cell>
          <table:table-cell office:value-type="string">
            <text:p>PU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Michael Tinsley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Cornel Fredericks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Kariem Hussein</text:p>
          </table:table-cell>
          <table:table-cell office:value-type="string">
            <text:p>SU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Roxroy Cato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Rasmus Mägi</text:p>
          </table:table-cell>
          <table:table-cell office:value-type="string">
            <text:p>E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Annsert Whyte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Andrés Silva</text:p>
          </table:table-cell>
          <table:table-cell office:value-type="string">
            <text:p>URU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Ashton Eato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Timofey Chalyy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Jehue Gordon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Bershawn Jackso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Jeffery Gibson</text:p>
          </table:table-cell>
          <table:table-cell office:value-type="string">
            <text:p>BAH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Niall Flannery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Mamadou Kasse Hanne</text:p>
          </table:table-cell>
          <table:table-cell office:value-type="string">
            <text:p>S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Thomas Barr</text:p>
          </table:table-cell>
          <table:table-cell office:value-type="string">
            <text:p>IR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Felix Sánchez</text:p>
          </table:table-cell>
          <table:table-cell office:value-type="string">
            <text:p>DO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Cristian Morton</text:p>
          </table:table-cell>
          <table:table-cell office:value-type="string">
            <text:p>NG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Johnny Dutch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Denis Kudryavtse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High Jump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2" table:default-cell-style-name="ce1"/>
        <table:table-column table:style-name="co1" table:number-columns-repeated="2" table:default-cell-style-name="ce1"/>
        <table:table-column table:style-name="co23" table:default-cell-style-name="ce1"/>
        <table:table-column table:style-name="co1" table:default-cell-style-name="ce1"/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Mutaz Essa Barshim</text:p>
          </table:table-cell>
          <table:table-cell office:value-type="string">
            <text:p>Q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Bohdan Bondarenko</text:p>
          </table:table-cell>
          <table:table-cell office:value-type="string">
            <text:p>UK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Ivan Ukh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Derek Drouin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Andriy Protsenko</text:p>
          </table:table-cell>
          <table:table-cell office:value-type="string">
            <text:p>UK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Erik Kynard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Dusty Jona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Mickael Hanany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Guowei Zhang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Daniil Tsyplak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Wojciech Theiner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Naoto Tobe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Yu Wang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Jaroslav Bába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Nick Ros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Jerron Robinso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Adónios Mástoras</text:p>
          </table:table-cell>
          <table:table-cell office:value-type="string">
            <text:p>G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Andrei Churyla</text:p>
          </table:table-cell>
          <table:table-cell office:value-type="string">
            <text:p>BL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Marco Fassinotti</text:p>
          </table:table-cell>
          <table:table-cell office:value-type="string">
            <text:p>IT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Aleksey Dmitrik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Pole Vault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4" table:default-cell-style-name="ce1"/>
        <table:table-column table:style-name="co1" table:number-columns-repeated="2" table:default-cell-style-name="ce1"/>
        <table:table-column table:style-name="co25" table:default-cell-style-name="ce1"/>
        <table:table-column table:style-name="co1" table:default-cell-style-name="ce1"/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Renaud Lavillenie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Mark Holli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Piotr Lisek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Changrui Xue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Pawel Wojciechowski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Robert Sobera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Sam Kendrick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Michal Balner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Tobias Scherbarth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Thiago Braz da Silva</text:p>
          </table:table-cell>
          <table:table-cell office:value-type="string">
            <text:p>B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Kévin Ménaldo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Jan Kudlicka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Karsten Dilla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Fábio da Silva</text:p>
          </table:table-cell>
          <table:table-cell office:value-type="string">
            <text:p>B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Logan Cunningham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Daichi Sawano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teven Lewis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Colton Ros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Aleksandr Gripich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Malte Mohr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 table:number-rows-repeated="4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Long Jump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27" table:default-cell-style-name="ce1"/>
        <table:table-column table:style-name="co1" table:default-cell-style-name="ce1"/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Greg Rutherford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Christian Reif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Jinzhe Li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Jeff Henderson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Tyron Stewart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Salim Sdiri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Zarck Visser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Loúis Tsátoumas</text:p>
          </table:table-cell>
          <table:table-cell office:value-type="string">
            <text:p>GR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Markus Rehm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uis Rivera</text:p>
          </table:table-cell>
          <table:table-cell office:value-type="string">
            <text:p>MEX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Christopher Tomlinson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Kafétien Gomis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Will Claye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Godfrey Khotso Mokoena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Xinglong Gao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Higor Alves</text:p>
          </table:table-cell>
          <table:table-cell office:value-type="string">
            <text:p>B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Irving Saladino</text:p>
          </table:table-cell>
          <table:table-cell office:value-type="string">
            <text:p>P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Bradley Pickup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Mike Hartfield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Tomasz Jaszczuk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Triple Jump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28" table:default-cell-style-name="ce1"/>
        <table:table-column table:style-name="co1" table:number-columns-repeated="2" table:default-cell-style-name="ce1"/>
        <table:table-column table:style-name="co29" table:default-cell-style-name="ce1"/>
        <table:table-column table:style-name="co1" table:default-cell-style-name="ce1"/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Pedro Pablo Pichardo</text:p>
          </table:table-cell>
          <table:table-cell office:value-type="string">
            <text:p>C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Will Claye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Ernesto Revé</text:p>
          </table:table-cell>
          <table:table-cell office:value-type="string">
            <text:p>C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Christian Taylor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Benjamin Compaoré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Godfrey Khotso Mokoena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Shuo Cao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Lyukman Adams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Samyr Laine</text:p>
          </table:table-cell>
          <table:table-cell office:value-type="string">
            <text:p>HAI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ázaro Martínez</text:p>
          </table:table-cell>
          <table:table-cell office:value-type="string">
            <text:p>C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Yordanis Durañona</text:p>
          </table:table-cell>
          <table:table-cell office:value-type="string">
            <text:p>DM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Arpinder Singh</text:p>
          </table:table-cell>
          <table:table-cell office:value-type="string">
            <text:p>IN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Yoann Rapinier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Chris Benard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Chris Carter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Aleksey Fedor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Alexis Copello</text:p>
          </table:table-cell>
          <table:table-cell office:value-type="string">
            <text:p>C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Phillips Idowu</text:p>
          </table:table-cell>
          <table:table-cell office:value-type="string">
            <text:p>GB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Omar Craddock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Nelson Évora</text:p>
          </table:table-cell>
          <table:table-cell office:value-type="string">
            <text:p>POR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</table:table>
      <table:table table:name="Shot Put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30" table:default-cell-style-name="ce1"/>
        <table:table-column table:style-name="co1" table:number-columns-repeated="2" table:default-cell-style-name="ce1"/>
        <table:table-column table:style-name="co21" table:default-cell-style-name="ce1"/>
        <table:table-column table:style-name="co1" table:default-cell-style-name="ce1"/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David Storl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Reese Hoffa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Alexandr Lesnoi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Ryan Crouser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Ryan Whiting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Tomas Walsh</text:p>
          </table:table-cell>
          <table:table-cell office:value-type="string">
            <text:p>NZ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Borja Vivas</text:p>
          </table:table-cell>
          <table:table-cell office:value-type="string">
            <text:p>ESP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Marco Fortes</text:p>
          </table:table-cell>
          <table:table-cell office:value-type="string">
            <text:p>P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Tomáš Stanek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Jan Marcell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Georgi Ivanov</text:p>
          </table:table-cell>
          <table:table-cell office:value-type="string">
            <text:p>BU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Darlan Romani</text:p>
          </table:table-cell>
          <table:table-cell office:value-type="string">
            <text:p>B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Asmir Kolašinac</text:p>
          </table:table-cell>
          <table:table-cell office:value-type="string">
            <text:p>SR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Jonathan Jone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Pavel Lyzhyn</text:p>
          </table:table-cell>
          <table:table-cell office:value-type="string">
            <text:p>BL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Jacko Gill</text:p>
          </table:table-cell>
          <table:table-cell office:value-type="string">
            <text:p>NZ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tipe Žunic</text:p>
          </table:table-cell>
          <table:table-cell office:value-type="string">
            <text:p>CR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Orazio Cremona</text:p>
          </table:table-cell>
          <table:table-cell office:value-type="string">
            <text:p>R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Soslan Tsirikh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Ladislav Prášil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Default" table:number-columns-repeated="3"/>
        </table:table-row>
      </table:table>
      <table:table table:name="Discu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29" table:default-cell-style-name="ce1"/>
        <table:table-column table:style-name="co1" table:default-cell-style-name="ce1"/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Piotr Malachowski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Robert Harting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Martin Maric</text:p>
          </table:table-cell>
          <table:table-cell office:value-type="string">
            <text:p>CR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Daniel Ståhl</text:p>
          </table:table-cell>
          <table:table-cell office:value-type="string">
            <text:p>SWE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Fedrick Dacres</text:p>
          </table:table-cell>
          <table:table-cell office:value-type="string">
            <text:p>JAM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Martin Wierig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Jorge Y. Fernández</text:p>
          </table:table-cell>
          <table:table-cell office:value-type="string">
            <text:p>CU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Andrew Evans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Gerd Kanter</text:p>
          </table:table-cell>
          <table:table-cell office:value-type="string">
            <text:p>EST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Andrius Gudžius</text:p>
          </table:table-cell>
          <table:table-cell office:value-type="string">
            <text:p>LTU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Philip Milanov</text:p>
          </table:table-cell>
          <table:table-cell office:value-type="string">
            <text:p>BE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Daniel Jasinski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Benn Harradine</text:p>
          </table:table-cell>
          <table:table-cell office:value-type="string">
            <text:p>A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Victor Butenko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Zoltán Kövágó</text:p>
          </table:table-cell>
          <table:table-cell office:value-type="string">
            <text:p>HU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Virgilijus Alekna</text:p>
          </table:table-cell>
          <table:table-cell office:value-type="string">
            <text:p>LTU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Robert Urbanek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Mario Pestano</text:p>
          </table:table-cell>
          <table:table-cell office:value-type="string">
            <text:p>ESP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Vikas Gowda</text:p>
          </table:table-cell>
          <table:table-cell office:value-type="string">
            <text:p>IND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Julian Wruck</text:p>
          </table:table-cell>
          <table:table-cell office:value-type="string">
            <text:p>AUS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ammer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32" table:default-cell-style-name="ce1"/>
        <table:table-column table:style-name="co1" table:default-cell-style-name="ce1"/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Pawel Fajdek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Krisztián Pars</text:p>
          </table:table-cell>
          <table:table-cell office:value-type="string">
            <text:p>HU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Mostafa Elgamel</text:p>
          </table:table-cell>
          <table:table-cell office:value-type="string">
            <text:p>EGY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Dilshod Nazarov</text:p>
          </table:table-cell>
          <table:table-cell office:value-type="string">
            <text:p>TJ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Pavel Kryvitski</text:p>
          </table:table-cell>
          <table:table-cell office:value-type="string">
            <text:p>BL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Sergej Litvin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Marcel Lomnický</text:p>
          </table:table-cell>
          <table:table-cell office:value-type="string">
            <text:p>SVK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Quentin Bigot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Szymon Ziólkowski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Serghei Marghiev</text:p>
          </table:table-cell>
          <table:table-cell office:value-type="string">
            <text:p>MD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Olexiy Sokyrskiyy</text:p>
          </table:table-cell>
          <table:table-cell office:value-type="string">
            <text:p>UK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David Söderberg</text:p>
          </table:table-cell>
          <table:table-cell office:value-type="string">
            <text:p>FI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Primož Kozmus</text:p>
          </table:table-cell>
          <table:table-cell office:value-type="string">
            <text:p>SLO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Yury Shayunou</text:p>
          </table:table-cell>
          <table:table-cell office:value-type="string">
            <text:p>BL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Conor McCullough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Denis Lukyan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Yevhen Vynohradov</text:p>
          </table:table-cell>
          <table:table-cell office:value-type="string">
            <text:p>UK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Pavel Bareisha</text:p>
          </table:table-cell>
          <table:table-cell office:value-type="string">
            <text:p>BL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Markus Esser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Siarhei Kalamoyets</text:p>
          </table:table-cell>
          <table:table-cell office:value-type="string">
            <text:p>BLR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4">
          <table:table-cell table:number-columns-repeated="9"/>
        </table:table-row>
        <table:table-row table:style-name="ro4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</table:table-row>
      </table:table>
      <table:table table:name="Javelin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33" table:default-cell-style-name="ce1"/>
        <table:table-column table:style-name="co1" table:number-columns-repeated="2" table:default-cell-style-name="ce1"/>
        <table:table-column table:style-name="co34" table:default-cell-style-name="ce1"/>
        <table:table-column table:style-name="co1" table:default-cell-style-name="ce1"/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Ihab Abdelrahman El Sayed</text:p>
          </table:table-cell>
          <table:table-cell office:value-type="string">
            <text:p>EGY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Qinggang Zhao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Antti Ruuskanen</text:p>
          </table:table-cell>
          <table:table-cell office:value-type="string">
            <text:p>FI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Thomas Röhler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Vítezslav Veselý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Ryohei Arai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Tero Pitkämäki</text:p>
          </table:table-cell>
          <table:table-cell office:value-type="string">
            <text:p>FI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Zigismunds Sirmais</text:p>
          </table:table-cell>
          <table:table-cell office:value-type="string">
            <text:p>LAT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Andreas Hofmann</text:p>
          </table:table-cell>
          <table:table-cell office:value-type="string">
            <text:p>GE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Dmitri Tarabin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Keshorn Walcott</text:p>
          </table:table-cell>
          <table:table-cell office:value-type="string">
            <text:p>TTO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Petr Frydrych</text:p>
          </table:table-cell>
          <table:table-cell office:value-type="string">
            <text:p>CZ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Lassi Etelätalo</text:p>
          </table:table-cell>
          <table:table-cell office:value-type="string">
            <text:p>FI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Patrik Zenúch</text:p>
          </table:table-cell>
          <table:table-cell office:value-type="string">
            <text:p>SVK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Lukasz Grzeszczuk</text:p>
          </table:table-cell>
          <table:table-cell office:value-type="string">
            <text:p>POL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Julius Yego</text:p>
          </table:table-cell>
          <table:table-cell office:value-type="string">
            <text:p>KE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Kim Amb</text:p>
          </table:table-cell>
          <table:table-cell office:value-type="string">
            <text:p>SW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im Glover</text:p>
          </table:table-cell>
          <table:table-cell office:value-type="string">
            <text:p>US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Ari Mannio</text:p>
          </table:table-cell>
          <table:table-cell office:value-type="string">
            <text:p>FI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Ivan Zaytsev</text:p>
          </table:table-cell>
          <table:table-cell office:value-type="string">
            <text:p>UZB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</table:table>
      <table:table table:name="Decathlon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35" table:default-cell-style-name="ce1"/>
        <table:table-column table:style-name="co1" table:default-cell-style-name="ce1"/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Andrei Krauchanka</text:p>
          </table:table-cell>
          <table:table-cell office:value-type="string">
            <text:p>BL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Kevin Mayer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Trey Hardee</text:p>
          </table:table-cell>
          <table:table-cell office:value-type="string">
            <text:p>USA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Ilya Shkurene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Eelco Sintnicolaas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Arthur Abele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Kai Kazmirek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Rico Freimuth</text:p>
          </table:table-cell>
          <table:table-cell office:value-type="string">
            <text:p>GE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Yordani García</text:p>
          </table:table-cell>
          <table:table-cell office:value-type="string">
            <text:p>CUB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Larbi Bourrada</text:p>
          </table:table-cell>
          <table:table-cell office:value-type="string">
            <text:p>ALG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Keisuke Ushiro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Damian Warner</text:p>
          </table:table-cell>
          <table:table-cell office:value-type="string">
            <text:p>CAN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Oleksiy Kasyanov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Pelle Rietveld</text:p>
          </table:table-cell>
          <table:table-cell office:value-type="string">
            <text:p>NED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Willem Coertzen</text:p>
          </table:table-cell>
          <table:table-cell office:value-type="string">
            <text:p>RSA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Gaël Quérin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Sergey Svirid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Thomas van der Plaetsen</text:p>
          </table:table-cell>
          <table:table-cell office:value-type="string">
            <text:p>BEL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Maicel Uibo</text:p>
          </table:table-cell>
          <table:table-cell office:value-type="string">
            <text:p>EST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Garrett Scantling</text:p>
          </table:table-cell>
          <table:table-cell office:value-type="string">
            <text:p>USA</text:p>
          </table:table-cell>
        </table:table-row>
        <table:table-row table:style-name="ro1" table:number-rows-repeated="33">
          <table:table-cell table:number-columns-repeated="6"/>
        </table:table-row>
        <table:table-row table:style-name="ro1" table:number-rows-repeated="52">
          <table:table-cell table:number-columns-repeated="3"/>
          <table:table-cell table:style-name="ce2" table:number-columns-repeated="3"/>
        </table:table-row>
        <table:table-row table:style-name="ro1">
          <table:table-cell table:number-columns-repeated="3"/>
          <table:table-cell table:style-name="ce2" table:number-columns-repeated="3"/>
        </table:table-row>
      </table:table>
      <table:table table:name="20km Walk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36" table:default-cell-style-name="ce1"/>
        <table:table-column table:style-name="co1" table:number-columns-repeated="2" table:default-cell-style-name="ce1"/>
        <table:table-column table:style-name="co37" table:default-cell-style-name="ce1"/>
        <table:table-column table:style-name="co1" table:default-cell-style-name="ce1"/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Yusuke Suzuki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Eiki Takahashi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Zelin Cai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Hyunsub Kim</text:p>
          </table:table-cell>
          <table:table-cell office:value-type="string">
            <text:p>KO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Zhen Wang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Aleksandr Ivan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Nazar Kovalenko</text:p>
          </table:table-cell>
          <table:table-cell office:value-type="string">
            <text:p>UK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Denis Strelk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Matej Tóth</text:p>
          </table:table-cell>
          <table:table-cell office:value-type="string">
            <text:p>SVK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Isamu Fujisawa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1">
            <text:p>21</text:p>
          </table:table-cell>
          <table:table-cell office:value-type="string">
            <text:p>Omar Segura</text:p>
          </table:table-cell>
          <table:table-cell office:value-type="string">
            <text:p>MEX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3">
            <text:p>23</text:p>
          </table:table-cell>
          <table:table-cell office:value-type="string">
            <text:p>Evan Dunfee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5">
            <text:p>25</text:p>
          </table:table-cell>
          <table:table-cell office:value-type="string">
            <text:p>Iñaki Gómez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7">
            <text:p>27</text:p>
          </table:table-cell>
          <table:table-cell office:value-type="string">
            <text:p>Benjamin Thorne</text:p>
          </table:table-cell>
          <table:table-cell office:value-type="string">
            <text:p>C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29">
            <text:p>29</text:p>
          </table:table-cell>
          <table:table-cell office:value-type="string">
            <text:p>Andrii Kovenko</text:p>
          </table:table-cell>
          <table:table-cell office:value-type="string">
            <text:p>UK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1">
            <text:p>31</text:p>
          </table:table-cell>
          <table:table-cell office:value-type="string">
            <text:p>Takumi Saito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3">
            <text:p>33</text:p>
          </table:table-cell>
          <table:table-cell office:value-type="string">
            <text:p>Ding Chen</text:p>
          </table:table-cell>
          <table:table-cell office:value-type="string">
            <text:p>CH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5">
            <text:p>35</text:p>
          </table:table-cell>
          <table:table-cell office:value-type="string">
            <text:p>Caio Bonfim</text:p>
          </table:table-cell>
          <table:table-cell office:value-type="string">
            <text:p>BRA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7">
            <text:p>37</text:p>
          </table:table-cell>
          <table:table-cell office:value-type="string">
            <text:p>Koichiro Morioka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39">
            <text:p>39</text:p>
          </table:table-cell>
          <table:table-cell office:value-type="string">
            <text:p>Petr Trofimov</text:p>
          </table:table-cell>
          <table:table-cell office:value-type="string">
            <text:p>RUS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41">
            <text:p>41</text:p>
          </table:table-cell>
          <table:table-cell office:value-type="string">
            <text:p>Hirooki Arai</text:p>
          </table:table-cell>
          <table:table-cell office:value-type="string">
            <text:p>JPN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m</text:p>
          </table:table-cell>
          <table:table-cell office:value-type="float" office:value="43">
            <text:p>43</text:p>
          </table:table-cell>
          <table:table-cell office:value-type="string">
            <text:p>Kevin Campion</text:p>
          </table:table-cell>
          <table:table-cell office:value-type="string">
            <text:p>FRA</text:p>
          </table:table-cell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</table:table-row>
      </table:table>
      <table:table table:name="50km Walk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38" table:default-cell-style-name="ce1"/>
        <table:table-column table:style-name="co1" table:default-cell-style-name="ce1"/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string">
            <text:p>Yohann Diniz</text:p>
          </table:table-cell>
          <table:table-cell office:value-type="string">
            <text:p>FRA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string">
            <text:p>Matej Tóth</text:p>
          </table:table-cell>
          <table:table-cell office:value-type="string">
            <text:p>SVK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office:value-type="string">
            <text:p>Ivan Nosk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string">
            <text:p>Mikhail Ryzho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5">
            <text:p>5</text:p>
          </table:table-cell>
          <table:table-cell office:value-type="string">
            <text:p>Takayuki Tani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6">
            <text:p>6</text:p>
          </table:table-cell>
          <table:table-cell office:value-type="string">
            <text:p>Hirooki Ara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7">
            <text:p>7</text:p>
          </table:table-cell>
          <table:table-cell office:value-type="string">
            <text:p>Aleksandr Yargunkin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string">
            <text:p>Jared Tallent</text:p>
          </table:table-cell>
          <table:table-cell office:value-type="string">
            <text:p>A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9">
            <text:p>9</text:p>
          </table:table-cell>
          <table:table-cell office:value-type="string">
            <text:p>Horacio Nava</text:p>
          </table:table-cell>
          <table:table-cell office:value-type="string">
            <text:p>MEX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0">
            <text:p>10</text:p>
          </table:table-cell>
          <table:table-cell office:value-type="string">
            <text:p>Takuya Yoshida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1">
            <text:p>11</text:p>
          </table:table-cell>
          <table:table-cell office:value-type="string">
            <text:p>Yuki Yamazaki</text:p>
          </table:table-cell>
          <table:table-cell office:value-type="string">
            <text:p>JPN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2">
            <text:p>12</text:p>
          </table:table-cell>
          <table:table-cell office:value-type="string">
            <text:p>Ivan Banzeruk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3">
            <text:p>13</text:p>
          </table:table-cell>
          <table:table-cell office:value-type="string">
            <text:p>Igor Glavan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4">
            <text:p>14</text:p>
          </table:table-cell>
          <table:table-cell office:value-type="string">
            <text:p>Marco De Luca</text:p>
          </table:table-cell>
          <table:table-cell office:value-type="string">
            <text:p>ITA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5">
            <text:p>15</text:p>
          </table:table-cell>
          <table:table-cell office:value-type="string">
            <text:p>Rafal Augustyn</text:p>
          </table:table-cell>
          <table:table-cell office:value-type="string">
            <text:p>POL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6">
            <text:p>16</text:p>
          </table:table-cell>
          <table:table-cell office:value-type="string">
            <text:p>Roman Yevstifeyev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7">
            <text:p>17</text:p>
          </table:table-cell>
          <table:table-cell office:value-type="string">
            <text:p>Jesús Ángel García</text:p>
          </table:table-cell>
          <table:table-cell office:value-type="string">
            <text:p>ESP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8">
            <text:p>18</text:p>
          </table:table-cell>
          <table:table-cell office:value-type="string">
            <text:p>Alexey Bartsaykin</text:p>
          </table:table-cell>
          <table:table-cell office:value-type="string">
            <text:p>RUS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19">
            <text:p>19</text:p>
          </table:table-cell>
          <table:table-cell office:value-type="string">
            <text:p>Oleksiy Kazanin</text:p>
          </table:table-cell>
          <table:table-cell office:value-type="string">
            <text:p>UKR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m</text:p>
          </table:table-cell>
          <table:table-cell office:value-type="float" office:value="20">
            <text:p>20</text:p>
          </table:table-cell>
          <table:table-cell office:value-type="string">
            <text:p>Zhendong Wang</text:p>
          </table:table-cell>
          <table:table-cell office:value-type="string">
            <text:p>CHN</text:p>
          </table:table-cell>
        </table:table-row>
        <table:table-row table:style-name="ro1" table:number-rows-repeated="139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'50km Walk'.D1:'50km Walk'.F16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2">22/03/2015</text:date>, <text:time>14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vin Lovegrove</meta:initial-creator>
    <meta:creation-date>2015-03-22T12:58:58</meta:creation-date>
    <dc:date>2015-03-22T14:15:52</dc:date>
    <dc:creator>Gavin Lovegrove</dc:creator>
    <meta:editing-duration>PT1H16M10S</meta:editing-duration>
    <meta:editing-cycles>58</meta:editing-cycles>
    <meta:generator>OpenOffice/4.0.1$Unix OpenOffice.org_project/401m5$Build-9714</meta:generator>
    <meta:document-statistic meta:table-count="23" meta:cell-count="4420" meta:object-count="0"/>
    <meta:user-defined meta:name=""/>
  </office:meta>
</office:document-meta>
</file>